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97259903" calcext:value-type="float">
            <text:p>46,97259903</text:p>
          </table:table-cell>
          <table:table-cell office:value-type="float" office:value="3.902925921E-027" calcext:value-type="float">
            <text:p>3,90E-027</text:p>
          </table:table-cell>
          <table:table-cell office:value-type="float" office:value="4.104334354" calcext:value-type="float">
            <text:p>4,104334354</text:p>
          </table:table-cell>
          <table:table-cell table:style-name="ce2" table:formula="of:=([.E3]-[.E2])/[.E2]" office:value-type="float" office:value="0.00397218909014931" calcext:value-type="float">
            <text:p>0,00397218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52.16164017" calcext:value-type="float">
            <text:p>52,16164017</text:p>
          </table:table-cell>
          <table:table-cell office:value-type="float" office:value="3.808473634E-021" calcext:value-type="float">
            <text:p>3,81E-021</text:p>
          </table:table-cell>
          <table:table-cell office:value-type="float" office:value="2.89938736" calcext:value-type="float">
            <text:p>2,8993873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51.47566605" calcext:value-type="float">
            <text:p>51,47566605</text:p>
          </table:table-cell>
          <table:table-cell office:value-type="float" office:value="9.314868761E-021" calcext:value-type="float">
            <text:p>9,31E-021</text:p>
          </table:table-cell>
          <table:table-cell office:value-type="float" office:value="2.901409864" calcext:value-type="float">
            <text:p>2,901409864</text:p>
          </table:table-cell>
          <table:table-cell table:formula="of:=([.E5]-[.E4])/[.E4]" office:value-type="float" office:value="0.000697562536107679" calcext:value-type="float">
            <text:p>0,00069756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52.3184967" calcext:value-type="float">
            <text:p>52,3184967</text:p>
          </table:table-cell>
          <table:table-cell office:value-type="float" office:value="2.20096176E-018" calcext:value-type="float">
            <text:p>2,20E-018</text:p>
          </table:table-cell>
          <table:table-cell office:value-type="float" office:value="2.352110386" calcext:value-type="float">
            <text:p>2,35211038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51.67139435" calcext:value-type="float">
            <text:p>51,67139435</text:p>
          </table:table-cell>
          <table:table-cell office:value-type="float" office:value="1.222600821E-017" calcext:value-type="float">
            <text:p>1,22E-017</text:p>
          </table:table-cell>
          <table:table-cell office:value-type="float" office:value="2.353178501" calcext:value-type="float">
            <text:p>2,353178501</text:p>
          </table:table-cell>
          <table:table-cell table:style-name="ce3" table:formula="of:=([.E7]-[.E6])/[.E6]" office:value-type="float" office:value="0.000454109214583356" calcext:value-type="float">
            <text:p>0,00045410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51.92040253" calcext:value-type="float">
            <text:p>51,92040253</text:p>
          </table:table-cell>
          <table:table-cell office:value-type="float" office:value="1.69795314E-015" calcext:value-type="float">
            <text:p>1,70E-015</text:p>
          </table:table-cell>
          <table:table-cell office:value-type="float" office:value="2.015318871" calcext:value-type="float">
            <text:p>2,01531887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51.87877274" calcext:value-type="float">
            <text:p>51,87877274</text:p>
          </table:table-cell>
          <table:table-cell office:value-type="float" office:value="2.052397254E-015" calcext:value-type="float">
            <text:p>2,05E-015</text:p>
          </table:table-cell>
          <table:table-cell office:value-type="float" office:value="2.016041994" calcext:value-type="float">
            <text:p>2,016041994</text:p>
          </table:table-cell>
          <table:table-cell table:style-name="ce3" table:formula="of:=([.E9]-[.E8])/[.E8]" office:value-type="float" office:value="0.000358813193488036" calcext:value-type="float">
            <text:p>0,00035881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51.95393372" calcext:value-type="float">
            <text:p>51,95393372</text:p>
          </table:table-cell>
          <table:table-cell office:value-type="float" office:value="0.00000000000006372852278" calcext:value-type="float">
            <text:p>6,37E-014</text:p>
          </table:table-cell>
          <table:table-cell office:value-type="float" office:value="1.780224442" calcext:value-type="float">
            <text:p>1,78022444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52.02451324" calcext:value-type="float">
            <text:p>52,02451324</text:p>
          </table:table-cell>
          <table:table-cell office:value-type="float" office:value="0.00000000000008214642074" calcext:value-type="float">
            <text:p>8,21E-014</text:p>
          </table:table-cell>
          <table:table-cell office:value-type="float" office:value="1.781279087" calcext:value-type="float">
            <text:p>1,781279087</text:p>
          </table:table-cell>
          <table:table-cell table:style-name="ce3" table:formula="of:=([.E11]-[.E10])/[.E10]" office:value-type="float" office:value="0.000592422491860139" calcext:value-type="float">
            <text:p>0,00059242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52.06547546" calcext:value-type="float">
            <text:p>52,06547546</text:p>
          </table:table-cell>
          <table:table-cell office:value-type="float" office:value="0.000000000001042205818" calcext:value-type="float">
            <text:p>1,04E-012</text:p>
          </table:table-cell>
          <table:table-cell office:value-type="float" office:value="1.602879524" calcext:value-type="float">
            <text:p>1,60287952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52.14096069" calcext:value-type="float">
            <text:p>52,14096069</text:p>
          </table:table-cell>
          <table:table-cell office:value-type="float" office:value="0.0000000000006472343278" calcext:value-type="float">
            <text:p>6,47E-013</text:p>
          </table:table-cell>
          <table:table-cell office:value-type="float" office:value="1.603250623" calcext:value-type="float">
            <text:p>1,603250623</text:p>
          </table:table-cell>
          <table:table-cell table:formula="of:=([.E13]-[.E12])/[.E12]" office:value-type="float" office:value="0.000231520207503815" calcext:value-type="float">
            <text:p>0,00023152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52.16904831" calcext:value-type="float">
            <text:p>52,16904831</text:p>
          </table:table-cell>
          <table:table-cell office:value-type="float" office:value="0.00000000001348560673" calcext:value-type="float">
            <text:p>1,35E-011</text:p>
          </table:table-cell>
          <table:table-cell office:value-type="float" office:value="1.462473631" calcext:value-type="float">
            <text:p>1,46247363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52.23352814" calcext:value-type="float">
            <text:p>52,23352814</text:p>
          </table:table-cell>
          <table:table-cell office:value-type="float" office:value="0.00000000000337690184" calcext:value-type="float">
            <text:p>3,38E-012</text:p>
          </table:table-cell>
          <table:table-cell office:value-type="float" office:value="1.46279943" calcext:value-type="float">
            <text:p>1,46279943</text:p>
          </table:table-cell>
          <table:table-cell table:formula="of:=([.E15]-[.E14])/[.E14]" office:value-type="float" office:value="0.000222772563616958" calcext:value-type="float">
            <text:p>0,000222772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52.25063705" calcext:value-type="float">
            <text:p>52,25063705</text:p>
          </table:table-cell>
          <table:table-cell office:value-type="float" office:value="0.0000000001363829605" calcext:value-type="float">
            <text:p>1,36E-010</text:p>
          </table:table-cell>
          <table:table-cell office:value-type="float" office:value="1.347280264" calcext:value-type="float">
            <text:p>1,34728026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52.31988525" calcext:value-type="float">
            <text:p>52,31988525</text:p>
          </table:table-cell>
          <table:table-cell office:value-type="float" office:value="0.0000000002122559906" calcext:value-type="float">
            <text:p>2,12E-010</text:p>
          </table:table-cell>
          <table:table-cell office:value-type="float" office:value="1.347531557" calcext:value-type="float">
            <text:p>1,347531557</text:p>
          </table:table-cell>
          <table:table-cell table:formula="of:=([.E17]-[.E16])/[.E16]" office:value-type="float" office:value="0.000186518727182824" calcext:value-type="float">
            <text:p>0,00018651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52.33085632" calcext:value-type="float">
            <text:p>52,33085632</text:p>
          </table:table-cell>
          <table:table-cell office:value-type="float" office:value="0.0000000007207380803" calcext:value-type="float">
            <text:p>7,21E-010</text:p>
          </table:table-cell>
          <table:table-cell office:value-type="float" office:value="1.251026869" calcext:value-type="float">
            <text:p>1,25102686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52.56385803" calcext:value-type="float">
            <text:p>52,56385803</text:p>
          </table:table-cell>
          <table:table-cell office:value-type="float" office:value="0.000000001069500377" calcext:value-type="float">
            <text:p>1,07E-009</text:p>
          </table:table-cell>
          <table:table-cell office:value-type="float" office:value="1.251567721" calcext:value-type="float">
            <text:p>1,251567721</text:p>
          </table:table-cell>
          <table:table-cell table:style-name="ce3" table:formula="of:=([.E19]-[.E18])/[.E18]" office:value-type="float" office:value="0.000432326445899933" calcext:value-type="float">
            <text:p>0,00043232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52.56672287" calcext:value-type="float">
            <text:p>52,56672287</text:p>
          </table:table-cell>
          <table:table-cell office:value-type="float" office:value="0.00000000700775793" calcext:value-type="float">
            <text:p>7,01E-009</text:p>
          </table:table-cell>
          <table:table-cell office:value-type="float" office:value="1.168532729" calcext:value-type="float">
            <text:p>1,16853272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52.70071793" calcext:value-type="float">
            <text:p>52,70071793</text:p>
          </table:table-cell>
          <table:table-cell office:value-type="float" office:value="0.00000001424747875" calcext:value-type="float">
            <text:p>1,42E-008</text:p>
          </table:table-cell>
          <table:table-cell office:value-type="float" office:value="1.168856025" calcext:value-type="float">
            <text:p>1,168856025</text:p>
          </table:table-cell>
          <table:table-cell table:style-name="ce3" table:formula="of:=([.E21]-[.E20])/[.E20]" office:value-type="float" office:value="0.000276668331127178" calcext:value-type="float">
            <text:p>0,000276668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622" calcext:value-type="float">
            <text:p>71622</text:p>
          </table:table-cell>
          <table:table-cell office:value-type="float" office:value="67.41718292" calcext:value-type="float">
            <text:p>67,41718292</text:p>
          </table:table-cell>
          <table:table-cell office:value-type="float" office:value="0.000000008875520763" calcext:value-type="float">
            <text:p>8,88E-009</text:p>
          </table:table-cell>
          <table:table-cell office:value-type="float" office:value="1.095726967" calcext:value-type="float">
            <text:p>1,09572696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42490280151923" calcext:value-type="float">
            <text:p>0,0007424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8:17.630047127</dc:date>
    <meta:document-statistic meta:table-count="1" meta:cell-count="121" meta:object-count="0"/>
    <meta:generator>LibreOffice/4.1.4.2$Linux_X86_64 LibreOffice_project/410m0$Build-2</meta:generator>
  </office:meta>
</office:document-meta>
</file>